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name"/>
        <text:user-field-decl office:value-type="string" office:string-value="list.lastName" text:name="list.lastName"/>
        <text:user-field-decl office:value-type="string" office:string-value="list.firstName" text:name="list.firstName"/>
      </text:user-field-decls>
      <text:p text:style-name="Standard">Hello <text:user-field-get text:name="name">name</text:user-field-get></text:p>
      <text:p text:style-name="Standard"/>
      <text:list xml:id="list1936205039" text:style-name="L1">
        <text:list-item>
          <text:p text:style-name="P1"><text:user-field-get text:name="list.firstName">list.firstName</text:user-field-get> <text:user-field-get text:name="list.lastName">list.lastName</text:user-field-get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ori </meta:initial-creator>
    <meta:creation-date>2011-06-04T12:14:00</meta:creation-date>
    <dc:date>2011-06-11T11:57:45</dc:date>
    <dc:creator>agori </dc:creator>
    <meta:editing-duration>PT1H59M6S</meta:editing-duration>
    <meta:editing-cycles>10</meta:editing-cycles>
    <meta:generator>LibreOffice/3.3$Linux LibreOffice_project/330m19$Build-202</meta:generator>
    <meta:document-statistic meta:table-count="0" meta:image-count="0" meta:object-count="0" meta:page-count="1" meta:paragraph-count="2" meta:word-count="5" meta:character-count="39"/>
  </office:meta>
</office:document-meta>
</file>